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fo:font-weight="normal" officeooo:rsid="001e8bd7" officeooo:paragraph-rsid="001e8bd7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fo:font-size="12pt" fo:font-weight="normal" officeooo:rsid="001e8bd7" officeooo:paragraph-rsid="0022aaa5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21409a" fo:font-size="14pt" fo:font-weight="bold" officeooo:rsid="001e8bd7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2pt" fo:font-weight="normal" officeooo:rsid="00206452" officeooo:paragraph-rsid="0022aaa5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rsid="001e8bd7" officeooo:paragraph-rsid="00251703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bold" officeooo:rsid="00206452" officeooo:paragraph-rsid="0022aaa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6452" style:font-weight-asian="bold" style:font-weight-complex="bold"/>
    </style:style>
    <style:style style:name="T3" style:family="text">
      <style:text-properties fo:color="#21409a"/>
    </style:style>
    <style:style style:name="T4" style:family="text">
      <style:text-properties fo:color="#21409a" fo:font-size="14pt" fo:font-weight="bold" officeooo:rsid="001e8bd7" style:font-size-asian="14pt" style:font-weight-asian="bold" style:font-size-complex="14pt" style:font-weight-complex="bold"/>
    </style:style>
    <style:style style:name="T5" style:family="text">
      <style:text-properties officeooo:rsid="00206452"/>
    </style:style>
    <style:style style:name="T6" style:family="text">
      <style:text-properties officeooo:rsid="0022a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tab/><text:tab/><text:tab/> <text:s text:c="7"/><text:span text:style-name="T3"><text:s text:c="4"/></text:span><text:span text:style-name="T4">Schema der Hotel-Datenbank</text:span></text:p>
      <text:p text:style-name="P3"/>
      <text:p text:style-name="P5"><text:span text:style-name="T1">Gast</text:span> :</text:p>
      <text:p text:style-name="P5">{[ID:<text:span text:style-name="T5">S</text:span>erial ,<text:span text:style-name="T5">n</text:span>ame:String,vor<text:span text:style-name="T6">n</text:span>ame:String,Adresse:String,<text:span text:style-name="T5">mobil:String]}</text:span></text:p>
      <text:p text:style-name="P1"/>
      <text:p text:style-name="P5"><text:span text:style-name="T2">Abteilung</text:span><text:span text:style-name="T5"> :</text:span></text:p>
      <text:p text:style-name="P5"><text:span text:style-name="T5">{[ID:Serial,name:String]}</text:span></text:p>
      <text:p text:style-name="P1"/>
      <text:p text:style-name="P2"><text:span text:style-name="T2">Mitarbeiter</text:span><text:span text:style-name="T5"> :</text:span></text:p>
      <text:p text:style-name="P4">{[ID:Serial,name:String,vorname:String,adresse:String,mobil:String,position:String,abteilungID:</text:p>
      <text:p text:style-name="P4">Integer}</text:p>
      <text:p text:style-name="P1"/>
      <text:p text:style-name="P1"/>
      <text:p text:style-name="P2"><text:span text:style-name="T2">Hotel</text:span><text:span text:style-name="T5">:</text:span></text:p>
      <text:p text:style-name="P4">{[ <text:s/>ID;Serial,name:String,adresse:String,telefon:String,sterne:Integer,managerID:Integer]}</text:p>
      <text:p text:style-name="P1"/>
      <text:p text:style-name="P5"><text:span text:style-name="T2">Hotel_hat_Abteilung </text:span><text:span text:style-name="T5">:</text:span></text:p>
      <text:p text:style-name="P5"><text:span text:style-name="T5">{[ zimmerID:Integer,GastID:Integer,sdate: Date,edate:Date ]}</text:span></text:p>
      <text:p text:style-name="P1"/>
      <text:p text:style-name="P1"/>
      <text:p text:style-name="P6">Zimmer:</text:p>
      <text:p text:style-name="P4">{[ID:Serial,art:String,hotelID:Integer}</text:p>
      <text:p text:style-name="P1"/>
      <text:p text:style-name="P1"/>
      <text:p text:style-name="P6">belegt:</text:p>
      <text:p text:style-name="P4">{[ zimmerID:Integer,gastID:Integer, sdate:Date,edate:Date]}</text:p>
      <text:p text:style-name="P1"/>
      <text:p text:style-name="P1"/>
      <text:p text:style-name="P1"><text:span text:style-name="T2">Reservierung:</text:span><text:span text:style-name="T5">{[ ID:Serial,art:String,personenAnzahl:Integer,sdate:Date,edate:Date,GastId:Integer ]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9:17:20.609994033</meta:creation-date>
    <dc:date>2020-02-27T23:50:19.017245224</dc:date>
    <meta:editing-duration>PT6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2" meta:character-count="658" meta:non-whitespace-character-count="625"/>
  </office:meta>
</office:document-meta>
</file>